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image/png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" manifest:media-type="text/rtf"/>
  <manifest:file-entry manifest:full-path="Object 1" manifest:media-type="text/rtf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Objekt11" text:anchor-type="as-char" svg:width="6.191cm" svg:height="3.387cm" draw:z-index="0"><draw:object-ole xlink:href="./Object 1" xlink:type="simple" xlink:show="embed" xlink:actuate="onLoad"/><draw:image xlink:href="./ObjectReplacements/Object 1" xlink:type="simple" xlink:show="embed" xlink:actuate="onLoad"/><svg:title> OLE Object</svg:title><svg:desc>OLE-object</svg:desc></draw:frame><text:s/><draw:frame draw:style-name="fr1" draw:name="Objekt2" text:anchor-type="as-char" svg:width="6.165cm" svg:height="3.466cm" draw:z-index="1"><draw:object-ole xlink:href="./Object 2" xlink:type="simple" xlink:show="embed" xlink:actuate="onLoad"/><draw:image xlink:href="./ObjectReplacements/Object 2" xlink:type="simple" xlink:show="embed" xlink:actuate="onLoad"/><svg:title> OLE Object</svg:title><svg:desc>OLE-object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svg:width="14.072cm" style:rel-width="80%" svg:height="14.072cm" text:anchor-type="as-char" svg:x="0cm" svg:y="0cm" style:wrap="dynamic" style:number-wrapped-paragraphs="no-limit" style:wrap-contour="false" style:vertical-pos="top" style:vertical-rel="baseline" style:horizontal-pos="center" style:horizontal-rel="paragraph" loext:rel-width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13:39:21.020956194</meta:creation-date>
    <dc:date>2022-02-17T13:39:39.833664481</dc:date>
    <meta:editing-duration>PT19S</meta:editing-duration>
    <meta:editing-cycles>1</meta:editing-cycles>
    <meta:document-statistic meta:table-count="0" meta:image-count="0" meta:object-count="2" meta:page-count="2" meta:paragraph-count="1" meta:word-count="0" meta:character-count="1" meta:non-whitespace-character-count="0"/>
    <meta:generator>LibreOfficeDev/7.4.0.0.alpha0$Linux_X86_64 LibreOffice_project/88ca1d2f70508e84a2f622a4e7330a5d59924cf3</meta:generator>
  </office:meta>
</office:document-meta>
</file>